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_header.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2262637096553033000"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33003139994"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834015328049"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32.081464918</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8" meta:non-whitespace-character-count="2155"/>
  </office:meta>
</office:document-meta>
</file>